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5d7" officeooo:paragraph-rsid="0006a5d7"/>
    </style:style>
    <style:style style:name="P2" style:family="paragraph" style:parent-style-name="Standard">
      <style:text-properties officeooo:rsid="00070eef" officeooo:paragraph-rsid="00070eef"/>
    </style:style>
    <style:style style:name="P3" style:family="paragraph" style:parent-style-name="Standard">
      <style:text-properties officeooo:paragraph-rsid="00070eef"/>
    </style:style>
    <style:style style:name="P4" style:family="paragraph" style:parent-style-name="Standard">
      <style:text-properties officeooo:rsid="0008d1c9" officeooo:paragraph-rsid="0008d1c9"/>
    </style:style>
    <style:style style:name="P5" style:family="paragraph" style:parent-style-name="Standard">
      <style:text-properties officeooo:rsid="00093daa" officeooo:paragraph-rsid="00093daa"/>
    </style:style>
    <style:style style:name="P6" style:family="paragraph" style:parent-style-name="Standard">
      <style:text-properties officeooo:rsid="000b1afa" officeooo:paragraph-rsid="000b1afa"/>
    </style:style>
    <style:style style:name="P7" style:family="paragraph" style:parent-style-name="Standard">
      <style:text-properties officeooo:rsid="000b1afa" officeooo:paragraph-rsid="000d7307"/>
    </style:style>
    <style:style style:name="P8" style:family="paragraph" style:parent-style-name="Standard">
      <style:text-properties officeooo:rsid="000c41b0" officeooo:paragraph-rsid="000c41b0"/>
    </style:style>
    <style:style style:name="P9" style:family="paragraph" style:parent-style-name="Standard">
      <style:text-properties officeooo:rsid="000d7307" officeooo:paragraph-rsid="000d7307"/>
    </style:style>
    <style:style style:name="P10" style:family="paragraph" style:parent-style-name="Standard">
      <style:text-properties officeooo:rsid="000f9ba2" officeooo:paragraph-rsid="000f9ba2"/>
    </style:style>
    <style:style style:name="P11" style:family="paragraph" style:parent-style-name="Standard">
      <style:text-properties officeooo:rsid="00131320" officeooo:paragraph-rsid="00131320"/>
    </style:style>
    <style:style style:name="P12" style:family="paragraph" style:parent-style-name="Standard">
      <style:text-properties officeooo:rsid="001423bb" officeooo:paragraph-rsid="001423bb"/>
    </style:style>
    <style:style style:name="P13" style:family="paragraph" style:parent-style-name="Standard">
      <style:text-properties officeooo:rsid="00155521" officeooo:paragraph-rsid="00155521"/>
    </style:style>
    <style:style style:name="P14" style:family="paragraph" style:parent-style-name="Standard">
      <style:text-properties officeooo:rsid="0015ce33" officeooo:paragraph-rsid="0015ce33"/>
    </style:style>
    <style:style style:name="P15" style:family="paragraph" style:parent-style-name="Standard">
      <style:text-properties officeooo:rsid="0016ddf9" officeooo:paragraph-rsid="0016ddf9"/>
    </style:style>
    <style:style style:name="P16" style:family="paragraph" style:parent-style-name="Standard">
      <style:text-properties officeooo:paragraph-rsid="0017ba75"/>
    </style:style>
    <style:style style:name="P17" style:family="paragraph" style:parent-style-name="Standard">
      <style:text-properties officeooo:paragraph-rsid="001a9d65"/>
    </style:style>
    <style:style style:name="P18" style:family="paragraph" style:parent-style-name="Standard">
      <style:text-properties officeooo:paragraph-rsid="001b7b42"/>
    </style:style>
    <style:style style:name="P19" style:family="paragraph" style:parent-style-name="Standard">
      <style:text-properties officeooo:paragraph-rsid="001cef0d"/>
    </style:style>
    <style:style style:name="P20" style:family="paragraph" style:parent-style-name="Standard">
      <style:text-properties officeooo:paragraph-rsid="001eda40"/>
    </style:style>
    <style:style style:name="P21" style:family="paragraph" style:parent-style-name="Standard">
      <style:text-properties officeooo:paragraph-rsid="001efc3a"/>
    </style:style>
    <style:style style:name="P22" style:family="paragraph" style:parent-style-name="Standard">
      <style:text-properties officeooo:paragraph-rsid="001f10c7"/>
    </style:style>
    <style:style style:name="P23" style:family="paragraph" style:parent-style-name="Standard">
      <style:text-properties officeooo:paragraph-rsid="002296de"/>
    </style:style>
    <style:style style:name="P24" style:family="paragraph" style:parent-style-name="Standard" style:master-page-name="">
      <loext:graphic-properties draw:fill="none"/>
      <style:paragraph-properties fo:margin-left="0cm" fo:margin-right="-1.799cm" fo:text-indent="0cm" style:auto-text-indent="false" style:page-number="auto" fo:background-color="transparent"/>
      <style:text-properties officeooo:paragraph-rsid="002296de"/>
    </style:style>
    <style:style style:name="P25" style:family="paragraph" style:parent-style-name="Standard">
      <style:text-properties officeooo:paragraph-rsid="0020a9c7"/>
    </style:style>
    <style:style style:name="P26" style:family="paragraph" style:parent-style-name="Standard">
      <style:text-properties officeooo:rsid="0016ddf9" officeooo:paragraph-rsid="0016ddf9"/>
    </style:style>
    <style:style style:name="P27" style:family="paragraph" style:parent-style-name="Standard">
      <style:text-properties officeooo:paragraph-rsid="0017ba75"/>
    </style:style>
    <style:style style:name="P28" style:family="paragraph" style:parent-style-name="Standard">
      <style:text-properties officeooo:paragraph-rsid="001cef0d"/>
    </style:style>
    <style:style style:name="P29" style:family="paragraph" style:parent-style-name="Standard">
      <style:text-properties officeooo:paragraph-rsid="001b7b42"/>
    </style:style>
    <style:style style:name="P30" style:family="paragraph" style:parent-style-name="Standard">
      <style:text-properties officeooo:paragraph-rsid="001eda40"/>
    </style:style>
    <style:style style:name="P31" style:family="paragraph" style:parent-style-name="Standard">
      <style:text-properties officeooo:paragraph-rsid="001efc3a"/>
    </style:style>
    <style:style style:name="T1" style:family="text">
      <style:text-properties officeooo:rsid="0006a5d7"/>
    </style:style>
    <style:style style:name="T2" style:family="text">
      <style:text-properties officeooo:rsid="00070eef"/>
    </style:style>
    <style:style style:name="T3" style:family="text">
      <style:text-properties officeooo:rsid="000c41b0"/>
    </style:style>
    <style:style style:name="T4" style:family="text">
      <style:text-properties officeooo:rsid="000d7307"/>
    </style:style>
    <style:style style:name="T5" style:family="text">
      <style:text-properties officeooo:rsid="000f6c96"/>
    </style:style>
    <style:style style:name="T6" style:family="text">
      <style:text-properties officeooo:rsid="0011921f"/>
    </style:style>
    <style:style style:name="T7" style:family="text">
      <style:text-properties officeooo:rsid="0017ba75"/>
    </style:style>
    <style:style style:name="T8" style:family="text">
      <style:text-properties officeooo:rsid="001a9d65"/>
    </style:style>
    <style:style style:name="T9" style:family="text">
      <style:text-properties officeooo:rsid="001b7b4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ef0d" style:font-weight-asian="normal" style:font-weight-complex="normal"/>
    </style:style>
    <style:style style:name="T12" style:family="text">
      <style:text-properties fo:font-weight="normal" officeooo:rsid="001eda40" style:font-weight-asian="normal" style:font-weight-complex="normal"/>
    </style:style>
    <style:style style:name="T13" style:family="text">
      <style:text-properties fo:font-weight="normal" officeooo:rsid="001efc3a" style:font-weight-asian="normal" style:font-weight-complex="normal"/>
    </style:style>
    <style:style style:name="T14" style:family="text">
      <style:text-properties fo:font-weight="normal" officeooo:rsid="001f10c7" style:font-weight-asian="normal" style:font-weight-complex="normal"/>
    </style:style>
    <style:style style:name="T15" style:family="text">
      <style:text-properties fo:font-weight="normal" officeooo:rsid="0020a9c7" style:font-weight-asian="normal" style:font-weight-complex="normal"/>
    </style:style>
    <style:style style:name="T16" style:family="text">
      <style:text-properties fo:font-weight="normal" officeooo:rsid="002296d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)reterive all employee of HR department.</text:p>
      <text:p text:style-name="P1">--&gt; db.employee.find({Department:"HR"})</text:p>
      <text:p text:style-name="P1"/>
      <text:p text:style-name="P1"><text:span text:style-name="T2">Q</text:span>.2)<text:span text:style-name="T2">reterive employee whose Performance_score higher than 60.</text:span></text:p>
      <text:p text:style-name="P1">--&gt;db.employee.find({Performance_Score:{$gt:60}})</text:p>
      <text:p text:style-name="P1"/>
      <text:p text:style-name="P2">Q.3)reterive employee hired after 2015.</text:p>
      <text:p text:style-name="P2">--&gt;db.employees.find({Hire_Date:{$gte: '2015-01-01'}});</text:p>
      <text:p text:style-name="P3"/>
      <text:p text:style-name="P4">Q.4)reterive the employee who have worked with company for more than 10 years.</text:p>
      <text:p text:style-name="P4">--&gt;<text:span text:style-name="T1"> db.employee.find({Years_with_Company:{$gt:10}})</text:span></text:p>
      <text:p text:style-name="P4"/>
      <text:p text:style-name="P5">Q.5)reterive employees who are working in sales department and salary greater than 70000.</text:p>
      <text:p text:style-name="P5">--&gt;db.employee.find({Department:"Sales",Salary:{$gt:70000}})</text:p>
      <text:p text:style-name="P5"/>
      <text:p text:style-name="P5">Q.6)reterive employee who have promoted in last year.</text:p>
      <text:p text:style-name="P5">--&gt;db.employees.find({Last_Promotion_Date:{$gte:'2023-01-01'}});</text:p>
      <text:p text:style-name="P5"/>
      <text:p text:style-name="P6">Q.7)reterive male employee who have a performance score higer than 80.</text:p>
      <text:p text:style-name="P6">--&gt;db.employee.find({Gender:"Male",Performance_Score:{$gt:80}})</text:p>
      <text:p text:style-name="P6"/>
      <text:p text:style-name="P7">Q.8)reterive employee who have salary between 60000-80000.</text:p>
      <text:p text:style-name="P6">--&gt;db.employee.find({Salary:{$gte:60000,$lte:80000}})</text:p>
      <text:p text:style-name="P6"/>
      <text:p text:style-name="P8">Q.9)reterive employee who were promoted <text:s/>in 2022.</text:p>
      <text:p text:style-name="P8">--&gt;db.employees.find({Last_Promotion_Date:{$lt:'2023-01-01',$gte:'2022-01-01'}})</text:p>
      <text:p text:style-name="P8"/>
      <text:p text:style-name="P8">Q.10)reterive employee with the oldest age.</text:p>
      <text:p text:style-name="P8">--&gt; db.employee.find().sort({Date_of_Birth:1}).limit(1)</text:p>
      <text:p text:style-name="P8"/>
      <text:p text:style-name="P8">Q.11)<text:span text:style-name="T4">reterive the employee whose last name starts with M.</text:span></text:p>
      <text:p text:style-name="P8">--&gt;db.employee.find({Last_Name:{$regex:"^M",$options:"i"}})</text:p>
      <text:p text:style-name="P8"/>
      <text:p text:style-name="P9">Q.12)reterive the employee with higest salary.</text:p>
      <text:p text:style-name="P9">--&gt;db.employee.find().sort({Salary:-1}).limit(1)</text:p>
      <text:p text:style-name="P9"/>
      <text:p text:style-name="P9">Q.13)reterive the employee <text:span text:style-name="T5">who have salary higher than 80000 and promoted after 2021.</text:span></text:p>
      <text:p text:style-name="P9">--&gt; db.employee.find({Salary:{$gt:80000},Last_Promotion_Date:{$gte:new Date('2012-01-01')}})</text:p>
      <text:p text:style-name="P1"/>
      <text:p text:style-name="P10">Q.14)reterive employee who have not been promoted in last 3 years.</text:p>
      <text:p text:style-name="P10">--&gt;<text:span text:style-name="T3">db.employee.find({Last_Promotion_Date:{$lt:new Date(new Date().setFullYear(new Date().getFullYear()-3))}})</text:span></text:p>
      <text:p text:style-name="P10"/>
      <text:p text:style-name="P10">Q.15)<text:span text:style-name="T6">reterive the average salary of each department.</text:span></text:p>
      <text:p text:style-name="P10">--&gt;db.employees.aggregate({$group:{_id:"$Department",avgSalary:{$avg:"$Salary"}}});</text:p>
      <text:p text:style-name="P10"/>
      <text:p text:style-name="P11">Q.16)get the no of employee in each department.</text:p>
      <text:p text:style-name="P11">--&gt; db.employees.aggregate({$group:{_id:"$Department",noOfEmp:{$sum:1}}});</text:p>
      <text:p text:style-name="P11"/>
      <text:p text:style-name="P11">Q.17)find the highest and lowest performance score for each department.</text:p>
      <text:p text:style-name="P11">--&gt;db.employees.aggregate({$group:{_id:"$Department",maxps:db.employee.aggregate([{$group:{_id:"$Department",empcount:{$sum:1},avgperformancescore:{$avg:"$Performance_Score"}}},<text:soft-page-break/>{$match:{empcount:{$gte:3},avgperformancescore:{$gt:85}}},{$project:{_id:0,department:"$_id",empcount:1,avgperformancescore:1}}]){$max:"$Performance_Score"},minps:{$min:"$Performance_Score"}}});</text:p>
      <text:p text:style-name="P11"/>
      <text:p text:style-name="P12">Q.18)calculate the average performance score of employee whose work location is remote.</text:p>
      <text:p text:style-name="P12">--&gt; db.employees.aggregate({$match:{Work_Location:"Remote"}},{$group:{_id:"$Location",avgps:{$avg:"$Performance_Score"}}});</text:p>
      <text:p text:style-name="P12"/>
      <text:p text:style-name="P13">Q.19)sort employee by their salary in desending order.</text:p>
      <text:p text:style-name="P13">--&gt;db.employee.aggregate({$sort:{Salary:-1}})</text:p>
      <text:p text:style-name="P13"/>
      <text:p text:style-name="P14">Q.20)find the average salary and performace score of each department then sort by the department average salary in descending order.</text:p>
      <text:p text:style-name="P14">--&gt; db.employee.aggregate([{$group:{_id:"$Department",avgsalary:{$avg:"$Salary"},avgperformance:{$avg:"$Performance_Score"}}},{$sort:{avgsalary:-1}},{$project:{department:"$_id",avgsalary:1,avgperformance:1,_id:0}}])</text:p>
      <text:p text:style-name="P14"/>
      <text:p text:style-name="P15">Q.21)find the employee who have been with company for more than 5 years and have a performance score above 85 and group by department.</text:p>
      <text:p text:style-name="P15">--&gt;db.employee.aggregate([{$match:{Years_with_Company:{$gt:5},Performance_Score:{$gt:85}}},{$group:{_id:"$Department",employee:{$push:{name:{$concat:["$First_Name"," ","$Last_Name"]},performance:"$Performance_Score",salary:"$Salary"}}}},{$project:{_id:0,department:"$_id",employee:1}}])</text:p>
      <text:p text:style-name="P15"/>
      <text:p text:style-name="P15">--&gt;db.employees.aggregate({$match:{Years_with_Company:{$gt:5},Performance_Score:{$gt:85}}},{$group:{_id:"$Department",employees:{$push:{employee_id:"$Employee_ID",employee_name:{$concat:["$First_Name","","$Last_Name"]}}}}});</text:p>
      <text:p text:style-name="P15"/>
      <text:p text:style-name="P16"><text:span text:style-name="T7">Q.22)</text:span>Calculate the total salary and performance score for employees in each department, but only include departments where the total salary exceeds $200,000.</text:p>
      <text:p text:style-name="P16">--&gt;db.employee.aggregate([{$group:{_id:"$Department",totalsalary:{$sum:"$Salary"},totalperformancescore:{$sum:"$Performance_Score"}}},{$match:{totalsalary:{$gt:200000}}},{$project:{department:"_id",totalsalary:1,totalperformancescore:1}}])</text:p>
      <text:p text:style-name="P16"/>
      <text:p text:style-name="P16">--&gt;db.employees.aggregate({ $group: { _id: "$Department", totalSal: { $sum: "$Salary" }, totalPS: { $sum: "$Performance_Score" } } }, { $match: { totalSal: { $gt: 200000 } } } );</text:p>
      <text:p text:style-name="P16"/>
      <text:p text:style-name="P17"><text:span text:style-name="T8">Q.23)</text:span>For each department, calculate the percentage of employees who are full-time and part-time</text:p>
      <text:p text:style-name="P17">--&gt;db.employee.aggregate([{$group:{_id:"$Department",fulltimecount:{$sum:{$cond:[{$eq:["$Employment_Status","Full-time"]},1,0]}},parttimecount:{$sum:{$cond:[{$eq:["$Employment_Status","Part-time"]},1,0]}},totalemployee:{$sum:1}}},{$project:{_id:0,department:"$_id",fulltimepercentage:{$multiply:[{$divide:["$fulltimecount","$totalemployee"]},100]},parttimepercentage:{$multiply:[{$divide:["$parttimecount","$totalemployee"]},100]}}}])</text:p>
      <text:p text:style-name="P17"/>
      <text:p text:style-name="P18"><text:span text:style-name="T9">Q.24)</text:span><text:span text:style-name="Strong_20_Emphasis"><text:span text:style-name="T10">Find the departments that have at least 3 employees, and their average performance score is above 85</text:span></text:span></text:p>
      <text:p text:style-name="P18"><text:span text:style-name="Strong_20_Emphasis"><text:span text:style-name="T10">--&gt;db.employee.aggregate([{$group:{_id:"$Department",empcount:{$sum:1},avgperformancescore:{$avg:"$Performance_Score"}}},{$match:{empcount:{$gte:3},avgperformancescore:{$gt:85}}},{$project:{_id:0,department:"$_id",empcount:1,avgperformancescore:1}}])</text:span></text:span></text:p>
      <text:p text:style-name="P18"><text:soft-page-break/><text:span text:style-name="Strong_20_Emphasis"><text:span text:style-name="T10">db.employees.aggregate([{ $group: { _id: "$Department", totalemp: { $sum: 1 }, avgPs: { $avg: "$Performance_Score" } } }, { $match: { totalemp: { $gt: 3 } , avgPs: { $gt: 85 } }}]);</text:span></text:span></text:p>
      <text:p text:style-name="P18"><text:span text:style-name="Strong_20_Emphasis"><text:span text:style-name="T10"/></text:span></text:p>
      <text:p text:style-name="P18"><text:span text:style-name="Strong_20_Emphasis"><text:span text:style-name="T10"/></text:span></text:p>
      <text:p text:style-name="P19"><text:span text:style-name="Strong_20_Emphasis"><text:span text:style-name="T11">Q.25)Count employees by gender in each department</text:span></text:span></text:p>
      <text:p text:style-name="P19"><text:span text:style-name="Strong_20_Emphasis"><text:span text:style-name="T11">--&gt; db.employees.aggregate([</text:span></text:span></text:p>
      <text:p text:style-name="P19"><text:span text:style-name="Strong_20_Emphasis"><text:span text:style-name="T11">... {</text:span></text:span></text:p>
      <text:p text:style-name="P19"><text:span text:style-name="Strong_20_Emphasis"><text:span text:style-name="T11">... $group:{</text:span></text:span></text:p>
      <text:p text:style-name="P19"><text:span text:style-name="Strong_20_Emphasis"><text:span text:style-name="T11">... _id:"$Department",</text:span></text:span></text:p>
      <text:p text:style-name="P19"><text:span text:style-name="Strong_20_Emphasis"><text:span text:style-name="T11">... maleCount:{$sum:{$cond:[{$eq:["$Gender","Male"]},1,0]}},</text:span></text:span></text:p>
      <text:p text:style-name="P19"><text:span text:style-name="Strong_20_Emphasis"><text:span text:style-name="T11">... femaleCount:{$sum:{$cond:[{$eq:["$Gender","Female"]},1,0]}}</text:span></text:span></text:p>
      <text:p text:style-name="P19"><text:span text:style-name="Strong_20_Emphasis"><text:span text:style-name="T11">... }}]);</text:span></text:span></text:p>
      <text:p text:style-name="P19"><text:span text:style-name="Strong_20_Emphasis"><text:span text:style-name="T11"/></text:span></text:p>
      <text:p text:style-name="P20"><text:span text:style-name="Strong_20_Emphasis"><text:span text:style-name="T12">Q.26)Find the highest performing employee in each department</text:span></text:span></text:p>
      <text:p text:style-name="P20"><text:span text:style-name="Strong_20_Emphasis"><text:span text:style-name="T12">--&gt;db.employee.aggregate([{$group:{_id:"$Department",highestperformancescore:{$max:"$Performance_Score"},employee:{$first:{name:{$concat:["$First_Name"," ","$Last_Name"]}}}}},{$project:{_id:0,department:"$_id",highestperformancescore:1,employee:1}}])</text:span></text:span></text:p>
      <text:p text:style-name="P20"><text:span text:style-name="Strong_20_Emphasis"><text:span text:style-name="T12"/></text:span></text:p>
      <text:p text:style-name="P20"><text:span text:style-name="Strong_20_Emphasis"><text:span text:style-name="T12">--&gt;db.employees.aggregate([{$group:{_id:"$Department",highestperformancescore:{$max:"$Performance_Score"},employee:{$first:{name:{$concat:["$First_Name"," ","$Last_Name"]}}}}}])</text:span></text:span></text:p>
      <text:p text:style-name="P20"><text:span text:style-name="Strong_20_Emphasis"><text:span text:style-name="T12"/></text:span></text:p>
      <text:p text:style-name="P21"><text:span text:style-name="Strong_20_Emphasis"><text:span text:style-name="T13">Q.27)Find the Latest Date of hiring for Each Department </text:span></text:span></text:p>
      <text:p text:style-name="P21"><text:span text:style-name="Strong_20_Emphasis"><text:span text:style-name="T13">--&gt;db.employee.aggregate([{$group:{_id:"$Department",latestjoindate:{$max:"$Hire_Date"}}},{$project:{_id:0,department:"$_id",latestjoindate:1}}])</text:span></text:span></text:p>
      <text:p text:style-name="P21"><text:span text:style-name="Strong_20_Emphasis"><text:span text:style-name="T13"/></text:span></text:p>
      <text:p text:style-name="P21"><text:span text:style-name="Strong_20_Emphasis"><text:span text:style-name="T13">--&gt;db.employees.aggregate({ $group: { _id: "$Department", maxDate: { $max: "$Hire_Date" } } });</text:span></text:span></text:p>
      <text:p text:style-name="P21"><text:span text:style-name="Strong_20_Emphasis"><text:span text:style-name="T13"/></text:span></text:p>
      <text:p text:style-name="P22"><text:span text:style-name="Strong_20_Emphasis"><text:span text:style-name="T14">Q.28)Find Departments with the Most Employees and Include Their Average Salary</text:span></text:span></text:p>
      <text:p text:style-name="P22"><text:span text:style-name="Strong_20_Emphasis"><text:span text:style-name="T14">--&gt;db.employee.aggregate([{$group:{_id:"$Department",empcount:{$sum:1},avgsalary:{$avg:"$Salary"}}},{$sort:{empcount:-1}},{$limit:1},{$project:{_id:0,department:"$_id",empcount:1,avgsalary:1}}])</text:span></text:span></text:p>
      <text:p text:style-name="P22"><text:span text:style-name="Strong_20_Emphasis"><text:span text:style-name="T14"/></text:span></text:p>
      <text:p text:style-name="P23"><text:span text:style-name="Strong_20_Emphasis"><text:span text:style-name="T16">Q.29)Find Employees with High Performance (Score &gt; 85) in HR and Marketing Departments.</text:span></text:span></text:p>
      <text:p text:style-name="P24"><text:span text:style-name="Strong_20_Emphasis"><text:span text:style-name="T16">--&gt;db.employee.aggregate([{$match:{Performance_Score:{$gt:85},Department:{$in:["HR","Marketing"]}}},{$project:{Employrr_ID:1,First_Name:1,Last_Name:1,Performance_Score:1}}])</text:span></text:span></text:p>
      <text:p text:style-name="P25"><text:span text:style-name="Strong_20_Emphasis"><text:span text:style-name="T15"/></text:span></text:p>
      <text:p text:style-name="P23"><text:span text:style-name="Strong_20_Emphasis"><text:span text:style-name="T16">Q.30)Find Employees with the Highest Salaries, Skip the First 3 and Sort by Salary.</text:span></text:span></text:p>
      <text:p text:style-name="P23"><text:span text:style-name="Strong_20_Emphasis"><text:span text:style-name="T16">--&gt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8:48:40.226841083</meta:creation-date>
    <dc:date>2024-11-25T16:58:27.849083003</dc:date>
    <meta:editing-duration>PT2H31M3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71" meta:word-count="491" meta:character-count="7001" meta:non-whitespace-character-count="6613"/>
  </office:meta>
</office:document-meta>
</file>